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'Source Sans Pro Black'" style:font-family-asian="'Source Sans Pro Black'" style:font-family-complex="'Source Sans Pro Black'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'Source Sans Pro Black'" style:font-family-asian="'Source Sans Pro Black'" style:font-family-complex="'Source Sans Pro Black'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'Source Sans Pro Black'" style:font-family-asian="'Source Sans Pro Black'" style:font-family-complex="'Source Sans Pro Black'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'Source Sans Pro Black'" style:font-family-asian="'Source Sans Pro Black'" style:font-family-complex="'Source Sans Pro Black'" fo:background-color="transparent" style:use-window-font-color="true"/>
    </style:style>
    <style:style style:name="T9" style:family="text">
      <style:text-properties fo:font-size="14.00pt" fo:font-weight="normal" fo:font-family="'Source Sans Pro Black'" style:font-family-asian="'Source Sans Pro Black'" style:font-family-complex="'Source Sans Pro Black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'Source Sans Pro Black'" style:font-family-asian="'Source Sans Pro Black'" style:font-family-complex="'Source Sans Pro Black'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'Source Sans Pro Black'" style:font-family-asian="'Source Sans Pro Black'" style:font-family-complex="'Source Sans Pro Black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49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98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15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116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117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1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49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50" style:family="text">
      <style:text-properties fo:font-size="14.00pt" fo:font-weight="normal" fo:font-family="Calibri" style:font-family-asian="Calibri" style:font-family-complex="Calibri" fo:background-color="#ff0000" style:use-window-font-color="true"/>
    </style:style>
    <style:style style:name="T151" style:family="text">
      <style:text-properties fo:font-size="14.00pt" fo:font-weight="normal" fo:font-family="'Liberation Sans'" style:font-family-asian="'Liberation Sans'" style:font-family-complex="'Liberation Sans'" fo:background-color="#ff0000" style:use-window-font-color="true"/>
    </style:style>
    <style:style style:name="T152" style:family="text">
      <style:text-properties fo:font-size="14.00pt" fo:font-weight="normal" fo:font-family="Calibri" style:font-family-asian="Calibri" style:font-family-complex="Calibri" fo:background-color="#ff0000" style:use-window-font-color="true"/>
    </style:style>
    <style:style style:name="T153" style:family="text">
      <style:text-properties fo:font-size="14.00pt" fo:font-weight="normal" fo:font-family="'Liberation Sans'" style:font-family-asian="'Liberation Sans'" style:font-family-complex="'Liberation Sans'" fo:background-color="#ff0000" style:use-window-font-color="true"/>
    </style:style>
    <style:style style:name="T154" style:family="text">
      <style:text-properties fo:font-size="14.00pt" fo:font-weight="normal" fo:font-family="Calibri" style:font-family-asian="Calibri" style:font-family-complex="Calibri" fo:background-color="#ff0000" style:use-window-font-color="true"/>
    </style:style>
    <style:style style:name="T155" style:family="text">
      <style:text-properties fo:font-size="14.00pt" fo:font-weight="normal" fo:font-family="'Liberation Sans'" style:font-family-asian="'Liberation Sans'" style:font-family-complex="'Liberation Sans'" fo:background-color="#ff0000" style:use-window-font-color="true"/>
    </style:style>
    <style:style style:name="T156" style:family="text">
      <style:text-properties fo:font-size="14.00pt" fo:font-weight="normal" fo:font-family="Calibri" style:font-family-asian="Calibri" style:font-family-complex="Calibri" fo:background-color="#ff0000" style:use-window-font-color="true"/>
    </style:style>
    <style:style style:name="T157" style:family="text">
      <style:text-properties fo:font-size="14.00pt" fo:font-weight="normal" fo:font-family="'Liberation Sans'" style:font-family-asian="'Liberation Sans'" style:font-family-complex="'Liberation Sans'" fo:background-color="#ff0000" style:use-window-font-color="true"/>
    </style:style>
    <style:style style:name="T158" style:family="text">
      <style:text-properties fo:font-size="14.00pt" fo:font-weight="normal" fo:font-family="Calibri" style:font-family-asian="Calibri" style:font-family-complex="Calibri" fo:background-color="#ff0000" style:use-window-font-color="true"/>
    </style:style>
    <style:style style:name="T159" style:family="text">
      <style:text-properties fo:font-size="14.00pt" fo:font-weight="normal" fo:font-family="'Liberation Sans'" style:font-family-asian="'Liberation Sans'" style:font-family-complex="'Liberation Sans'" fo:background-color="#ff0000" style:use-window-font-color="true"/>
    </style:style>
    <style:style style:name="T160" style:family="text">
      <style:text-properties fo:font-size="14.00pt" fo:font-weight="normal" fo:font-family="Calibri" style:font-family-asian="Calibri" style:font-family-complex="Calibri" fo:background-color="#ff0000" style:use-window-font-color="true"/>
    </style:style>
    <style:style style:name="T161" style:family="text">
      <style:text-properties fo:font-size="14.00pt" fo:font-weight="normal" fo:font-family="'Liberation Sans'" style:font-family-asian="'Liberation Sans'" style:font-family-complex="'Liberation Sans'" fo:background-color="#ff0000" style:use-window-font-color="true"/>
    </style:style>
    <style:style style:name="T162" style:family="text">
      <style:text-properties fo:font-size="14.00pt" fo:font-weight="normal" fo:font-family="Calibri" style:font-family-asian="Calibri" style:font-family-complex="Calibri" fo:background-color="#ff0000" style:use-window-font-color="true"/>
    </style:style>
    <style:style style:name="T163" style:family="text">
      <style:text-properties fo:font-size="14.00pt" fo:font-weight="normal" fo:font-family="'Liberation Sans'" style:font-family-asian="'Liberation Sans'" style:font-family-complex="'Liberation Sans'" fo:background-color="#ff0000" style:use-window-font-color="true"/>
    </style:style>
    <style:style style:name="T164" style:family="text">
      <style:text-properties fo:font-size="14.00pt" fo:font-weight="normal" fo:font-family="Calibri" style:font-family-asian="Calibri" style:font-family-complex="Calibri" fo:background-color="#ff0000" style:use-window-font-color="true"/>
    </style:style>
    <style:style style:name="T165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70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171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172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173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174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175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176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177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178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179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180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181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182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183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184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185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186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187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188" style:family="text">
      <style:text-properties fo:font-size="14.00pt" fo:font-weight="normal" fo:font-family="Calibri" style:font-family-asian="Calibri" style:font-family-complex="Calibri" fo:background-color="#00ff00" style:use-window-font-color="true"/>
    </style:style>
    <style:style style:name="T189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190" style:family="text">
      <style:text-properties fo:font-size="14.00pt" fo:font-weight="normal" fo:font-family="Calibri" style:font-family-asian="Calibri" style:font-family-complex="Calibri" fo:background-color="#00ff00" style:use-window-font-color="true"/>
    </style:style>
    <style:style style:name="T191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192" style:family="text">
      <style:text-properties fo:font-size="14.00pt" fo:font-weight="normal" fo:font-family="Calibri" style:font-family-asian="Calibri" style:font-family-complex="Calibri" fo:background-color="#00ff00" style:use-window-font-color="true"/>
    </style:style>
    <style:style style:name="T193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194" style:family="text">
      <style:text-properties fo:font-size="14.00pt" fo:font-weight="normal" fo:font-family="Calibri" style:font-family-asian="Calibri" style:font-family-complex="Calibri" fo:background-color="#00ff00" style:use-window-font-color="true"/>
    </style:style>
    <style:style style:name="T195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196" style:family="text">
      <style:text-properties fo:font-size="14.00pt" fo:font-weight="normal" fo:font-family="Calibri" style:font-family-asian="Calibri" style:font-family-complex="Calibri" fo:background-color="#00ff00" style:use-window-font-color="true"/>
    </style:style>
    <style:style style:name="T197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198" style:family="text">
      <style:text-properties fo:font-size="14.00pt" fo:font-weight="normal" fo:font-family="Calibri" style:font-family-asian="Calibri" style:font-family-complex="Calibri" fo:background-color="#00ff00" style:use-window-font-color="true"/>
    </style:style>
    <style:style style:name="T199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200" style:family="text">
      <style:text-properties fo:font-size="14.00pt" fo:font-weight="normal" fo:font-family="Calibri" style:font-family-asian="Calibri" style:font-family-complex="Calibri" fo:background-color="#00ff00" style:use-window-font-color="true"/>
    </style:style>
    <style:style style:name="T201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202" style:family="text">
      <style:text-properties fo:font-size="14.00pt" fo:font-weight="normal" fo:font-family="Calibri" style:font-family-asian="Calibri" style:font-family-complex="Calibri" fo:background-color="#00ff00" style:use-window-font-color="true"/>
    </style:style>
    <style:style style:name="T203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204" style:family="text">
      <style:text-properties fo:font-size="14.00pt" fo:font-weight="normal" fo:font-family="Calibri" style:font-family-asian="Calibri" style:font-family-complex="Calibri" fo:background-color="#00ff00" style:use-window-font-color="true"/>
    </style:style>
    <style:style style:name="T205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206" style:family="text">
      <style:text-properties fo:font-size="14.00pt" fo:font-weight="normal" fo:font-family="Calibri" style:font-family-asian="Calibri" style:font-family-complex="Calibri" fo:background-color="#00ff00" style:use-window-font-color="true"/>
    </style:style>
    <style:style style:name="T207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208" style:family="text">
      <style:text-properties fo:font-size="14.00pt" fo:font-weight="normal" fo:font-family="Calibri" style:font-family-asian="Calibri" style:font-family-complex="Calibri" fo:background-color="#00ff00" style:use-window-font-color="true"/>
    </style:style>
    <style:style style:name="T209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210" style:family="text">
      <style:text-properties fo:font-size="14.00pt" fo:font-weight="normal" fo:font-family="Calibri" style:font-family-asian="Calibri" style:font-family-complex="Calibri" fo:background-color="#00ff00" style:use-window-font-color="true"/>
    </style:style>
    <style:style style:name="T211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212" style:family="text">
      <style:text-properties fo:font-size="14.00pt" fo:font-weight="normal" fo:font-family="Calibri" style:font-family-asian="Calibri" style:font-family-complex="Calibri" fo:background-color="#00ff00" style:use-window-font-color="true"/>
    </style:style>
    <style:style style:name="T213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214" style:family="text">
      <style:text-properties fo:font-size="14.00pt" fo:font-weight="normal" fo:font-family="Calibri" style:font-family-asian="Calibri" style:font-family-complex="Calibri" fo:background-color="#00ff00" style:use-window-font-color="true"/>
    </style:style>
    <style:style style:name="T215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216" style:family="text">
      <style:text-properties fo:font-size="14.00pt" fo:font-weight="normal" fo:font-family="Calibri" style:font-family-asian="Calibri" style:font-family-complex="Calibri" fo:background-color="#00ff00" style:use-window-font-color="true"/>
    </style:style>
    <style:style style:name="T217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218" style:family="text">
      <style:text-properties fo:font-size="14.00pt" fo:font-weight="normal" fo:font-family="Calibri" style:font-family-asian="Calibri" style:font-family-complex="Calibri" fo:background-color="#00ff00" style:use-window-font-color="true"/>
    </style:style>
    <style:style style:name="T219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220" style:family="text">
      <style:text-properties fo:font-size="14.00pt" fo:font-weight="normal" fo:font-family="Calibri" style:font-family-asian="Calibri" style:font-family-complex="Calibri" fo:background-color="#00ff00" style:use-window-font-color="true"/>
    </style:style>
    <style:style style:name="T221" style:family="text">
      <style:text-properties fo:font-size="14.00pt" fo:font-weight="normal" fo:font-family="'Liberation Sans'" style:font-family-asian="'Liberation Sans'" style:font-family-complex="'Liberation Sans'" fo:background-color="#00ff00" style:use-window-font-color="true"/>
    </style:style>
    <style:style style:name="T222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4.00pt" fo:font-weight="normal" fo:font-family="'Source Sans Pro Black'" style:font-family-asian="'Source Sans Pro Black'" style:font-family-complex="'Source Sans Pro Black'" fo:background-color="transparent" style:use-window-font-color="true"/>
    </style:style>
    <style:style style:name="T2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4.00pt" fo:font-weight="normal" fo:font-family="'Source Sans Pro Black'" style:font-family-asian="'Source Sans Pro Black'" style:font-family-complex="'Source Sans Pro Black'" fo:background-color="transparent" style:use-window-font-color="true"/>
    </style:style>
    <style:style style:name="T2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4.00pt" fo:font-weight="normal" fo:font-family="'Source Sans Pro Black'" style:font-family-asian="'Source Sans Pro Black'" style:font-family-complex="'Source Sans Pro Black'" fo:background-color="transparent" style:use-window-font-color="true"/>
    </style:style>
    <style:style style:name="T2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4.00pt" fo:font-weight="normal" fo:font-family="'Source Sans Pro Black'" style:font-family-asian="'Source Sans Pro Black'" style:font-family-complex="'Source Sans Pro Black'" fo:background-color="transparent" style:use-window-font-color="true"/>
    </style:style>
    <style:style style:name="T2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4.00pt" fo:font-weight="normal" fo:font-family="'Source Sans Pro Black'" style:font-family-asian="'Source Sans Pro Black'" style:font-family-complex="'Source Sans Pro Black'" fo:background-color="transparent" style:use-window-font-color="true"/>
    </style:style>
    <style:style style:name="T2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4.00pt" fo:font-weight="normal" fo:font-family="'Source Sans Pro Black'" style:font-family-asian="'Source Sans Pro Black'" style:font-family-complex="'Source Sans Pro Black'" fo:background-color="transparent" style:use-window-font-color="true"/>
    </style:style>
    <style:style style:name="T2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4.00pt" fo:font-weight="normal" fo:font-family="'Source Sans Pro Black'" style:font-family-asian="'Source Sans Pro Black'" style:font-family-complex="'Source Sans Pro Black'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58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71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72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273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274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275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276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277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278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279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280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281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282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283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284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285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286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287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288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289" style:family="text">
      <style:text-properties fo:font-size="14.00pt" fo:font-weight="normal" fo:font-family="'Liberation Sans'" style:font-family-asian="'Liberation Sans'" style:font-family-complex="'Liberation Sans'" fo:background-color="#ffff00" style:use-window-font-color="true"/>
    </style:style>
    <style:style style:name="T290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91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2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04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21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62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389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>
        <style:tab-stops>
          <style:tab-stop style:position="127.80pt"/>
          <style:tab-stop style:position="383.40pt"/>
        </style:tab-stops>
      </style:paragraph-properties>
    </style:style>
  </office:automatic-styles>
  <office:body>
    <office:text>
      <text:p text:style-name="P1"><text:span text:style-name="T1">Примерное</text:span><text:span text:style-name="T2"><text:s/></text:span><text:span text:style-name="T3">ТЗ</text:span><text:span text:style-name="T4"><text:s/></text:span><text:span text:style-name="T5">для</text:span><text:span text:style-name="T6"><text:s/></text:span><text:span text:style-name="T7">проекта</text:span><text:span text:style-name="T8"><text:s/></text:span><text:span text:style-name="T9">«SFUCamp»</text:span></text:p>
      <text:p text:style-name="P1"><text:span text:style-name="T10"/></text:p>
      <text:p text:style-name="P2"><text:span text:style-name="T11">Видение</text:span><text:span text:style-name="T12"><text:s/></text:span><text:span text:style-name="T13">проекта</text:span><text:span text:style-name="T14">:</text:span></text:p>
      <text:p text:style-name="P2"><text:span text:style-name="T15"/></text:p>
      <text:p text:style-name="P2"><text:span text:style-name="T16">1.<text:s/></text:span><text:span text:style-name="T17">Приложение</text:span><text:span text:style-name="T18"><text:s/></text:span><text:span text:style-name="T19">должно</text:span><text:span text:style-name="T20"><text:s/></text:span><text:span text:style-name="T21">представлять</text:span><text:span text:style-name="T22"><text:s/></text:span><text:span text:style-name="T23">из</text:span><text:span text:style-name="T24"><text:s/></text:span><text:span text:style-name="T25">себя</text:span><text:span text:style-name="T26"><text:s/></text:span><text:span text:style-name="T27">карту</text:span><text:span text:style-name="T28"><text:s/></text:span><text:span text:style-name="T29">кампуса</text:span><text:span text:style-name="T30"><text:s/></text:span><text:span text:style-name="T31">студгородка</text:span><text:span text:style-name="T32"><text:s/>(</text:span><text:span text:style-name="T33">минимум</text:span><text:span text:style-name="T34">)<text:s/></text:span><text:span text:style-name="T35">с</text:span><text:span text:style-name="T36"><text:s/></text:span><text:span text:style-name="T37">возможностью</text:span><text:span text:style-name="T38"><text:s/></text:span><text:span text:style-name="T39">перемещения</text:span><text:span text:style-name="T40"><text:s/></text:span><text:span text:style-name="T41">камеры</text:span><text:span text:style-name="T42"><text:s/></text:span><text:span text:style-name="T43">вдоль</text:span><text:span text:style-name="T44"><text:s/></text:span><text:span text:style-name="T45">горизонтальных</text:span><text:span text:style-name="T46"><text:s/></text:span><text:span text:style-name="T47">осей</text:span><text:span text:style-name="T48">.</text:span></text:p>
      <text:p text:style-name="P2"><text:span text:style-name="T49">2.<text:s/></text:span><text:span text:style-name="T50">Приложение</text:span><text:span text:style-name="T51"><text:s/></text:span><text:span text:style-name="T52">должно</text:span><text:span text:style-name="T53"><text:s/></text:span><text:span text:style-name="T54">выполнять</text:span><text:span text:style-name="T55"><text:s/></text:span><text:span text:style-name="T56">функцию</text:span><text:span text:style-name="T57"><text:s/></text:span><text:span text:style-name="T58">прокладывания</text:span><text:span text:style-name="T59"><text:s/></text:span><text:span text:style-name="T60">маршрута</text:span><text:span text:style-name="T61"><text:s/></text:span><text:span text:style-name="T62">от</text:span><text:span text:style-name="T63"><text:s/></text:span><text:span text:style-name="T64">точки</text:span><text:span text:style-name="T65">-</text:span><text:span text:style-name="T66">ориентира</text:span><text:span text:style-name="T67">(</text:span><text:span text:style-name="T68">достопримечательности</text:span><text:span text:style-name="T69">,<text:s/></text:span><text:span text:style-name="T70">к</text:span><text:span text:style-name="T71"><text:s/></text:span><text:span text:style-name="T72">примеру</text:span><text:span text:style-name="T73">)<text:s/></text:span><text:span text:style-name="T74">до</text:span><text:span text:style-name="T75"><text:s/></text:span><text:span text:style-name="T76">нужного</text:span><text:span text:style-name="T77"><text:s/></text:span><text:span text:style-name="T78">пользователю</text:span><text:span text:style-name="T79"><text:s/></text:span><text:span text:style-name="T80">места</text:span><text:span text:style-name="T81"><text:s/></text:span><text:span text:style-name="T82">назначения</text:span><text:span text:style-name="T83">(</text:span><text:span text:style-name="T84">института</text:span><text:span text:style-name="T85"><text:s/></text:span><text:span text:style-name="T86">или</text:span><text:span text:style-name="T87"><text:s/></text:span><text:span text:style-name="T88">же</text:span><text:span text:style-name="T89"><text:s/></text:span><text:span text:style-name="T90">кабинета</text:span><text:span text:style-name="T91"><text:s/></text:span><text:span text:style-name="T92">в</text:span><text:span text:style-name="T93"><text:s/></text:span><text:span text:style-name="T94">нем</text:span><text:span text:style-name="T95"><text:s/></text:span><text:span text:style-name="T96">непосредственно</text:span><text:span text:style-name="T97">).</text:span></text:p>
      <text:p text:style-name="P2"><text:span text:style-name="T98">3.<text:s/></text:span><text:span text:style-name="T99">Приложение</text:span><text:span text:style-name="T100"><text:s/></text:span><text:span text:style-name="T101">должно</text:span><text:span text:style-name="T102"><text:s/></text:span><text:span text:style-name="T103">иметь</text:span><text:span text:style-name="T104"><text:s/></text:span><text:span text:style-name="T105">возможность</text:span><text:span text:style-name="T106"><text:s/></text:span><text:span text:style-name="T107">запускаться</text:span><text:span text:style-name="T108"><text:s/></text:span><text:span text:style-name="T109">с</text:span><text:span text:style-name="T110"><text:s/></text:span><text:span text:style-name="T111">мобильных</text:span><text:span text:style-name="T112"><text:s/></text:span><text:span text:style-name="T113">платформ</text:span><text:span text:style-name="T114"><text:s/></text:span><text:span text:style-name="T115">(IOS<text:s/></text:span><text:span text:style-name="T116">или</text:span><text:span text:style-name="T117"><text:s/>Android)<text:s/></text:span><text:span text:style-name="T118">и</text:span><text:span text:style-name="T119"><text:s/></text:span><text:span text:style-name="T120">приемлемо</text:span><text:span text:style-name="T121"><text:s/></text:span><text:span text:style-name="T122">функционировать</text:span><text:span text:style-name="T123"><text:s/></text:span><text:span text:style-name="T124">в</text:span><text:span text:style-name="T125"><text:s/></text:span><text:span text:style-name="T126">них</text:span><text:span text:style-name="T127">(</text:span><text:span text:style-name="T128">условие</text:span><text:span text:style-name="T129"><text:s/></text:span><text:span text:style-name="T130">—<text:s/></text:span><text:span text:style-name="T131">корректное</text:span><text:span text:style-name="T132"><text:s/></text:span><text:span text:style-name="T133">прокладывание</text:span><text:span text:style-name="T134"><text:s/></text:span><text:span text:style-name="T135">маршрута</text:span><text:span text:style-name="T136"><text:s/></text:span><text:span text:style-name="T137">от</text:span><text:span text:style-name="T138"><text:s/></text:span><text:span text:style-name="T139">точки</text:span><text:span text:style-name="T140"><text:s/></text:span><text:span text:style-name="T141">А</text:span><text:span text:style-name="T142"><text:s/></text:span><text:span text:style-name="T143">в</text:span><text:span text:style-name="T144"><text:s/></text:span><text:span text:style-name="T145">точку</text:span><text:span text:style-name="T146"><text:s/></text:span><text:span text:style-name="T147">В</text:span><text:span text:style-name="T148">).</text:span></text:p>
      <text:p text:style-name="P2"><text:span text:style-name="T149">4.<text:s/></text:span><text:span text:style-name="T150">Приложение</text:span><text:span text:style-name="T151"><text:s/></text:span><text:span text:style-name="T152">не</text:span><text:span text:style-name="T153"><text:s/></text:span><text:span text:style-name="T154">имеет</text:span><text:span text:style-name="T155"><text:s/></text:span><text:span text:style-name="T156">ничего</text:span><text:span text:style-name="T157"><text:s/></text:span><text:span text:style-name="T158">общего</text:span><text:span text:style-name="T159"><text:s/></text:span><text:span text:style-name="T160">с</text:span><text:span text:style-name="T161"><text:s/></text:span><text:span text:style-name="T162">ГИС</text:span><text:span text:style-name="T163"><text:s/></text:span><text:span text:style-name="T164">системами</text:span><text:span text:style-name="T165">,<text:s/></text:span><text:span text:style-name="T166">т</text:span><text:span text:style-name="T167">.</text:span><text:span text:style-name="T168"> к</text:span><text:span text:style-name="T169">.<text:s/></text:span><text:span text:style-name="T170">не</text:span><text:span text:style-name="T171"><text:s/></text:span><text:span text:style-name="T172">будет</text:span><text:span text:style-name="T173"><text:s/></text:span><text:span text:style-name="T174">использовать</text:span><text:span text:style-name="T175"><text:s/></text:span><text:span text:style-name="T176">геолокацию</text:span><text:span text:style-name="T177"><text:s/></text:span><text:span text:style-name="T178">или</text:span><text:span text:style-name="T179"><text:s/></text:span><text:span text:style-name="T180">какие</text:span><text:span text:style-name="T181">-</text:span><text:span text:style-name="T182">либо</text:span><text:span text:style-name="T183"><text:s/></text:span><text:span text:style-name="T184">средства</text:span><text:span text:style-name="T185"><text:s/>GPS.</text:span></text:p>
      <text:p text:style-name="P2"><text:span text:style-name="T186">5</text:span><text:span text:style-name="T187">.<text:s/></text:span><text:span text:style-name="T188">Приложение</text:span><text:span text:style-name="T189"><text:s/></text:span><text:span text:style-name="T190">также</text:span><text:span text:style-name="T191"><text:s/></text:span><text:span text:style-name="T192">может</text:span><text:span text:style-name="T193"><text:s/></text:span><text:span text:style-name="T194">иметь</text:span><text:span text:style-name="T195"><text:s/></text:span><text:span text:style-name="T196">справочные</text:span><text:span text:style-name="T197"><text:s/></text:span><text:span text:style-name="T198">сноски</text:span><text:span text:style-name="T199">,<text:s/></text:span><text:span text:style-name="T200">хранящие</text:span><text:span text:style-name="T201"><text:s/></text:span><text:span text:style-name="T202">в</text:span><text:span text:style-name="T203"><text:s/></text:span><text:span text:style-name="T204">себе</text:span><text:span text:style-name="T205"><text:s/></text:span><text:span text:style-name="T206">информацию</text:span><text:span text:style-name="T207"><text:s/></text:span><text:span text:style-name="T208">об</text:span><text:span text:style-name="T209"><text:s/></text:span><text:span text:style-name="T210">Институте</text:span><text:span text:style-name="T211">(</text:span><text:span text:style-name="T212">или</text:span><text:span text:style-name="T213"><text:s/></text:span><text:span text:style-name="T214">же</text:span><text:span text:style-name="T215"><text:s/></text:span><text:span text:style-name="T216">кабинете</text:span><text:span text:style-name="T217">,<text:s/></text:span><text:span text:style-name="T218">как</text:span><text:span text:style-name="T219"><text:s/></text:span><text:span text:style-name="T220">угодно</text:span><text:span text:style-name="T221">).</text:span><text:span text:style-name="T222"/></text:p>
      <text:p text:style-name="P2"><text:span text:style-name="T223"/></text:p>
      <text:p text:style-name="P2"><text:span text:style-name="T224">Необходимые</text:span><text:span text:style-name="T225"><text:s/></text:span><text:span text:style-name="T226">действия</text:span><text:span text:style-name="T227"><text:s/></text:span><text:span text:style-name="T228">и</text:span><text:span text:style-name="T229"><text:s/></text:span><text:span text:style-name="T230">инструменты</text:span><text:span text:style-name="T231"><text:s/></text:span><text:span text:style-name="T232">для</text:span><text:span text:style-name="T233"><text:s/></text:span><text:span text:style-name="T234">реализации</text:span><text:span text:style-name="T235"><text:s/></text:span><text:span text:style-name="T236">проекта</text:span><text:span text:style-name="T237">:</text:span></text:p>
      <text:p text:style-name="P2"><text:span text:style-name="T238"/></text:p>
      <text:p text:style-name="P3"><text:span text:style-name="T239">1.<text:s/></text:span><text:span text:style-name="T240">Разработать</text:span><text:span text:style-name="T241"><text:s/></text:span><text:span text:style-name="T242">графический</text:span><text:span text:style-name="T243"><text:s/></text:span><text:span text:style-name="T244">интерфейс</text:span><text:span text:style-name="T245">,<text:s/></text:span><text:span text:style-name="T246">чтобы</text:span><text:span text:style-name="T247"><text:s/></text:span><text:span text:style-name="T248">пользователь</text:span><text:span text:style-name="T249"><text:s/></text:span><text:span text:style-name="T250">мог</text:span><text:span text:style-name="T251"><text:s/></text:span><text:span text:style-name="T252">взаимодействовать</text:span><text:span text:style-name="T253"><text:s/></text:span><text:span text:style-name="T254">с</text:span><text:span text:style-name="T255"><text:s/></text:span><text:span text:style-name="T256">приложением</text:span><text:span text:style-name="T257">.</text:span></text:p>
      <text:p text:style-name="P3"><text:span text:style-name="T258">2.<text:s/></text:span><text:span text:style-name="T259">Выбрать</text:span><text:span text:style-name="T260"><text:s/></text:span><text:span text:style-name="T261">платформу</text:span><text:span text:style-name="T262"><text:s/></text:span><text:span text:style-name="T263">для</text:span><text:span text:style-name="T264"><text:s/></text:span><text:span text:style-name="T265">разработки</text:span><text:span text:style-name="T266"><text:s/></text:span><text:span text:style-name="T267">приложения</text:span><text:span text:style-name="T268">(</text:span><text:span text:style-name="T269">Предпочтительно</text:span><text:span text:style-name="T270"><text:s/>Unity).</text:span></text:p>
      <text:p text:style-name="P3"><text:span text:style-name="T271">3.<text:s/></text:span><text:span text:style-name="T272">Разработать</text:span><text:span text:style-name="T273"><text:s/>2D<text:s/></text:span><text:span text:style-name="T274">или</text:span><text:span text:style-name="T275"><text:s/>3D<text:s/></text:span><text:span text:style-name="T276">графические</text:span><text:span text:style-name="T277"><text:s/></text:span><text:span text:style-name="T278">карты</text:span><text:span text:style-name="T279"><text:s/></text:span><text:span text:style-name="T280">для</text:span><text:span text:style-name="T281"><text:s/></text:span><text:span text:style-name="T282">ориентирования</text:span><text:span text:style-name="T283"><text:s/></text:span><text:span text:style-name="T284">и</text:span><text:span text:style-name="T285"><text:s/></text:span><text:span text:style-name="T286">построения</text:span><text:span text:style-name="T287"><text:s/></text:span><text:span text:style-name="T288">маршрутов</text:span><text:span text:style-name="T289">.</text:span><text:span text:style-name="T290"/></text:p>
      <text:p text:style-name="P3"><text:span text:style-name="T291">4.<text:s/></text:span><text:span text:style-name="T292">Разработать</text:span><text:span text:style-name="T293"><text:s/></text:span><text:span text:style-name="T294">алгоритм</text:span><text:span text:style-name="T295"><text:s/></text:span><text:span text:style-name="T296">построения</text:span><text:span text:style-name="T297"><text:s/></text:span><text:span text:style-name="T298">маршрутов</text:span><text:span text:style-name="T299"><text:s/></text:span><text:span text:style-name="T300">в</text:span><text:span text:style-name="T301"><text:s/></text:span><text:span text:style-name="T302">приложении</text:span><text:span text:style-name="T303">.</text:span></text:p>
      <text:p text:style-name="P3"><text:span text:style-name="T304">*.<text:s/></text:span><text:span text:style-name="T305">Заполнить</text:span><text:span text:style-name="T306"><text:s/></text:span><text:span text:style-name="T307">сносками</text:span><text:span text:style-name="T308"><text:s/></text:span><text:span text:style-name="T309">с</text:span><text:span text:style-name="T310"><text:s/></text:span><text:span text:style-name="T311">информацией</text:span><text:span text:style-name="T312"><text:s/></text:span><text:span text:style-name="T313">все</text:span><text:span text:style-name="T314"><text:s/></text:span><text:span text:style-name="T315">здания</text:span><text:span text:style-name="T316"><text:s/></text:span><text:span text:style-name="T317">в</text:span><text:span text:style-name="T318"><text:s/></text:span><text:span text:style-name="T319">приложении</text:span><text:span text:style-name="T320">.</text:span></text:p>
      <text:p text:style-name="P3"><text:span text:style-name="T321">5.<text:s/></text:span><text:span text:style-name="T322">Разработать</text:span><text:span text:style-name="T323"><text:s/></text:span><text:span text:style-name="T324">алгоритм</text:span><text:span text:style-name="T325"><text:s/></text:span><text:span text:style-name="T326">перехода</text:span><text:span text:style-name="T327"><text:s/></text:span><text:span text:style-name="T328">из</text:span><text:span text:style-name="T329"><text:s/></text:span><text:span text:style-name="T330">макрорежима</text:span><text:span text:style-name="T331">(</text:span><text:span text:style-name="T332">студгородка</text:span><text:span text:style-name="T333">)<text:s/></text:span><text:span text:style-name="T334">в</text:span><text:span text:style-name="T335"><text:s/></text:span><text:span text:style-name="T336">микрорежим</text:span><text:span text:style-name="T337">(</text:span><text:span text:style-name="T338">включение</text:span><text:span text:style-name="T339"><text:s/></text:span><text:span text:style-name="T340">отдельной</text:span><text:span text:style-name="T341"><text:s/></text:span><text:span text:style-name="T342">карты</text:span><text:span text:style-name="T343"><text:s/></text:span><text:span text:style-name="T344">какого</text:span><text:span text:style-name="T345">-</text:span><text:span text:style-name="T346">либо</text:span><text:span text:style-name="T347"><text:s/></text:span><text:span text:style-name="T348">института</text:span><text:span text:style-name="T349"><text:s/></text:span><text:span text:style-name="T350">и</text:span><text:span text:style-name="T351"><text:s/></text:span><text:span text:style-name="T352">прокладывание</text:span><text:span text:style-name="T353"><text:s/></text:span><text:span text:style-name="T354">маршрута</text:span><text:span text:style-name="T355"><text:s/></text:span><text:span text:style-name="T356">непосредственно</text:span><text:span text:style-name="T357"><text:s/></text:span><text:span text:style-name="T358">в</text:span><text:span text:style-name="T359"><text:s/></text:span><text:span text:style-name="T360">нём</text:span><text:span text:style-name="T361">).</text:span></text:p>
      <text:p text:style-name="P3"><text:span text:style-name="T362">6.<text:s/></text:span><text:span text:style-name="T363">Связать</text:span><text:span text:style-name="T364"><text:s/></text:span><text:span text:style-name="T365">воедино</text:span><text:span text:style-name="T366"><text:s/></text:span><text:span text:style-name="T367">графический</text:span><text:span text:style-name="T368"><text:s/></text:span><text:span text:style-name="T369">интерфейс</text:span><text:span text:style-name="T370">,<text:s/></text:span><text:span text:style-name="T371">макро</text:span><text:span text:style-name="T372">-<text:s/></text:span><text:span text:style-name="T373">и</text:span><text:span text:style-name="T374"><text:s/></text:span><text:span text:style-name="T375">микрокарты</text:span><text:span text:style-name="T376"><text:s/></text:span><text:span text:style-name="T377">со</text:span><text:span text:style-name="T378"><text:s/></text:span><text:span text:style-name="T379">всем</text:span><text:span text:style-name="T380"><text:s/></text:span><text:span text:style-name="T381">функционалом</text:span><text:span text:style-name="T382"><text:s/></text:span><text:span text:style-name="T383">в</text:span><text:span text:style-name="T384"><text:s/></text:span><text:span text:style-name="T385">одном</text:span><text:span text:style-name="T386"><text:s/></text:span><text:span text:style-name="T387">приложении</text:span><text:span text:style-name="T388">.</text:span><text:span text:style-name="T38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